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gcc_dynamic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111">
            <text:p>11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80">
            <text:p>80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2">
            <text:p>5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2">
            <text:p>5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2">
            <text:p>5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6">
            <text:p>56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4">
            <text:p>6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9">
            <text:p>5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5">
            <text:p>65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103">
            <text:p>103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206">
            <text:p>206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42">
            <text:p>14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6">
            <text:p>96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3">
            <text:p>93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9">
            <text:p>9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9">
            <text:p>10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10">
            <text:p>11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15">
            <text:p>115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44">
            <text:p>144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326">
            <text:p>326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226">
            <text:p>226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2">
            <text:p>15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7">
            <text:p>14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9">
            <text:p>14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3">
            <text:p>153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60">
            <text:p>160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61">
            <text:p>16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5">
            <text:p>155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202">
            <text:p>202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469">
            <text:p>46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329">
            <text:p>32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2">
            <text:p>22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2">
            <text:p>21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6">
            <text:p>21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9">
            <text:p>21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2">
            <text:p>22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31">
            <text:p>231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5">
            <text:p>22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64">
            <text:p>264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638">
            <text:p>63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449">
            <text:p>449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4">
            <text:p>30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86">
            <text:p>286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4">
            <text:p>29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2">
            <text:p>29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4">
            <text:p>30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5">
            <text:p>305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0">
            <text:p>300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47">
            <text:p>347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837">
            <text:p>837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594">
            <text:p>59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99">
            <text:p>39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2">
            <text:p>38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74">
            <text:p>37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3">
            <text:p>38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6">
            <text:p>386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97">
            <text:p>397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4">
            <text:p>38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36">
            <text:p>436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1069">
            <text:p>106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752">
            <text:p>752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04">
            <text:p>504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77">
            <text:p>47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79">
            <text:p>47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82">
            <text:p>482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7">
            <text:p>49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4">
            <text:p>494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87">
            <text:p>48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37">
            <text:p>537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1318">
            <text:p>1318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931">
            <text:p>931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26">
            <text:p>62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90">
            <text:p>590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84">
            <text:p>584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11">
            <text:p>611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10">
            <text:p>610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3">
            <text:p>603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97">
            <text:p>59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54">
            <text:p>654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610">
            <text:p>161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130">
            <text:p>113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61">
            <text:p>761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19">
            <text:p>71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19">
            <text:p>71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32">
            <text:p>73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35">
            <text:p>73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39">
            <text:p>73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40">
            <text:p>74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74">
            <text:p>774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924">
            <text:p>1924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344">
            <text:p>1344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906">
            <text:p>90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70">
            <text:p>87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3">
            <text:p>86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53">
            <text:p>85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6">
            <text:p>86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78">
            <text:p>878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7">
            <text:p>867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907">
            <text:p>907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2256">
            <text:p>2256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589">
            <text:p>158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67">
            <text:p>106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06">
            <text:p>1006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1">
            <text:p>1011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01">
            <text:p>1001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8">
            <text:p>1018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22">
            <text:p>102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0">
            <text:p>1010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63">
            <text:p>1063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dynamic16.csv&quot;" table:base-cell-address="$'output_gcc_dynamic16.csv'.$A$1"/>
          <table:named-expression table:name="Print_Area" table:expression="of:=#REF!" table:base-cell-address="$'output_gcc_dynamic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dynamic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109">
            <text:p>109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64">
            <text:p>64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50">
            <text:p>50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3">
            <text:p>43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4">
            <text:p>44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9">
            <text:p>39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0">
            <text:p>40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9">
            <text:p>49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2">
            <text:p>4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88">
            <text:p>88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202">
            <text:p>202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92">
            <text:p>92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8">
            <text:p>7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6">
            <text:p>7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4">
            <text:p>7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4">
            <text:p>7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9">
            <text:p>79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3">
            <text:p>7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318">
            <text:p>31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86">
            <text:p>18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45">
            <text:p>145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7">
            <text:p>12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7">
            <text:p>11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7">
            <text:p>11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2">
            <text:p>122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2">
            <text:p>122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60">
            <text:p>160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467">
            <text:p>46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71">
            <text:p>27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11">
            <text:p>21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0">
            <text:p>180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2">
            <text:p>17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3">
            <text:p>17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4">
            <text:p>17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7">
            <text:p>17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69">
            <text:p>169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13">
            <text:p>213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662">
            <text:p>66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376">
            <text:p>376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91">
            <text:p>291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47">
            <text:p>247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37">
            <text:p>237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39">
            <text:p>239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39">
            <text:p>239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48">
            <text:p>248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31">
            <text:p>231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77">
            <text:p>277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847">
            <text:p>84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493">
            <text:p>49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82">
            <text:p>38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25">
            <text:p>325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13">
            <text:p>31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15">
            <text:p>315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16">
            <text:p>316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18">
            <text:p>318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01">
            <text:p>30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48">
            <text:p>348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1068">
            <text:p>106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630">
            <text:p>630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88">
            <text:p>48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15">
            <text:p>41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98">
            <text:p>39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01">
            <text:p>4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01">
            <text:p>4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98">
            <text:p>39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85">
            <text:p>38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27">
            <text:p>427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1328">
            <text:p>1328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780">
            <text:p>78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606">
            <text:p>60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11">
            <text:p>511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95">
            <text:p>49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96">
            <text:p>49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00">
            <text:p>50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00">
            <text:p>50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75">
            <text:p>47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20">
            <text:p>520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610">
            <text:p>161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946">
            <text:p>94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733">
            <text:p>73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22">
            <text:p>62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03">
            <text:p>60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03">
            <text:p>60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84">
            <text:p>584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97">
            <text:p>597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78">
            <text:p>57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21">
            <text:p>621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899">
            <text:p>1899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1132">
            <text:p>1132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76">
            <text:p>87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44">
            <text:p>74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18">
            <text:p>718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18">
            <text:p>718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06">
            <text:p>70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11">
            <text:p>71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88">
            <text:p>688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33">
            <text:p>733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2248">
            <text:p>2248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330">
            <text:p>133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028">
            <text:p>1028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86">
            <text:p>88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51">
            <text:p>85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46">
            <text:p>84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37">
            <text:p>83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42">
            <text:p>842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10">
            <text:p>81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55">
            <text:p>855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dynamic1.csv&quot;" table:base-cell-address="$'output_gcc_dynamic1.csv'.$A$1"/>
          <table:named-expression table:name="Print_Area" table:expression="of:=#REF!" table:base-cell-address="$'output_gcc_dynamic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dynamic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71">
            <text:p>7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5">
            <text:p>5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0">
            <text:p>5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4">
            <text:p>44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3">
            <text:p>4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5">
            <text:p>4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9">
            <text:p>49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3">
            <text:p>4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93">
            <text:p>93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209">
            <text:p>20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23">
            <text:p>123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96">
            <text:p>9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2">
            <text:p>8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9">
            <text:p>7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9">
            <text:p>7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5">
            <text:p>85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6">
            <text:p>8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8">
            <text:p>78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23">
            <text:p>123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322">
            <text:p>32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93">
            <text:p>19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53">
            <text:p>15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1">
            <text:p>13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8">
            <text:p>12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5">
            <text:p>12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0">
            <text:p>130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2">
            <text:p>13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18">
            <text:p>11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63">
            <text:p>163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466">
            <text:p>46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83">
            <text:p>283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23">
            <text:p>223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90">
            <text:p>190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4">
            <text:p>18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2">
            <text:p>18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4">
            <text:p>18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91">
            <text:p>19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70">
            <text:p>170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17">
            <text:p>217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641">
            <text:p>64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387">
            <text:p>387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305">
            <text:p>305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61">
            <text:p>26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6">
            <text:p>24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8">
            <text:p>248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7">
            <text:p>247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57">
            <text:p>257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32">
            <text:p>23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77">
            <text:p>277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843">
            <text:p>84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506">
            <text:p>50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98">
            <text:p>39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43">
            <text:p>34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23">
            <text:p>32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23">
            <text:p>32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25">
            <text:p>325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32">
            <text:p>332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04">
            <text:p>30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58">
            <text:p>358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1069">
            <text:p>106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645">
            <text:p>64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508">
            <text:p>50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38">
            <text:p>43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1">
            <text:p>411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0">
            <text:p>41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0">
            <text:p>41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24">
            <text:p>42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87">
            <text:p>387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29">
            <text:p>429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1326">
            <text:p>132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802">
            <text:p>802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625">
            <text:p>62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40">
            <text:p>540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06">
            <text:p>50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06">
            <text:p>50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09">
            <text:p>50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20">
            <text:p>520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77">
            <text:p>477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25">
            <text:p>525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600">
            <text:p>160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971">
            <text:p>97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766">
            <text:p>766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51">
            <text:p>65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15">
            <text:p>61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13">
            <text:p>61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17">
            <text:p>617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0">
            <text:p>62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79">
            <text:p>579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5">
            <text:p>625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926">
            <text:p>192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158">
            <text:p>1158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905">
            <text:p>905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77">
            <text:p>77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32">
            <text:p>732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31">
            <text:p>73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36">
            <text:p>73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41">
            <text:p>74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90">
            <text:p>69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37">
            <text:p>737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2253">
            <text:p>225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363">
            <text:p>136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066">
            <text:p>106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909">
            <text:p>90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59">
            <text:p>85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58">
            <text:p>85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69">
            <text:p>86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73">
            <text:p>87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15">
            <text:p>81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57">
            <text:p>857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dynamic2.csv&quot;" table:base-cell-address="$'output_gcc_dynamic2.csv'.$A$1"/>
          <table:named-expression table:name="Print_Area" table:expression="of:=#REF!" table:base-cell-address="$'output_gcc_dynamic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dynamic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122">
            <text:p>12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72">
            <text:p>7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4">
            <text:p>5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0">
            <text:p>50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2">
            <text:p>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2">
            <text:p>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7">
            <text:p>47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8">
            <text:p>48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2">
            <text:p>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90">
            <text:p>90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207">
            <text:p>20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21">
            <text:p>121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95">
            <text:p>95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3">
            <text:p>83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8">
            <text:p>7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8">
            <text:p>7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1">
            <text:p>81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5">
            <text:p>85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7">
            <text:p>7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25">
            <text:p>125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325">
            <text:p>325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93">
            <text:p>19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52">
            <text:p>15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30">
            <text:p>130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5">
            <text:p>125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6">
            <text:p>126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6">
            <text:p>126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9">
            <text:p>129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8">
            <text:p>11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67">
            <text:p>167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467">
            <text:p>467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83">
            <text:p>283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21">
            <text:p>22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9">
            <text:p>189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79">
            <text:p>179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8">
            <text:p>18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72">
            <text:p>17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21">
            <text:p>221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643">
            <text:p>64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387">
            <text:p>387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303">
            <text:p>30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9">
            <text:p>259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46">
            <text:p>24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45">
            <text:p>24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5">
            <text:p>25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1">
            <text:p>25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33">
            <text:p>23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84">
            <text:p>284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837">
            <text:p>837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508">
            <text:p>50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98">
            <text:p>39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44">
            <text:p>34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48">
            <text:p>34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23">
            <text:p>32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27">
            <text:p>327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28">
            <text:p>32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07">
            <text:p>307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53">
            <text:p>353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1078">
            <text:p>107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644">
            <text:p>64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507">
            <text:p>507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35">
            <text:p>435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10">
            <text:p>410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09">
            <text:p>409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13">
            <text:p>41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21">
            <text:p>42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93">
            <text:p>39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42">
            <text:p>442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1320">
            <text:p>132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800">
            <text:p>80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628">
            <text:p>628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39">
            <text:p>53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07">
            <text:p>50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05">
            <text:p>50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14">
            <text:p>514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21">
            <text:p>521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81">
            <text:p>481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32">
            <text:p>532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605">
            <text:p>160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973">
            <text:p>97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760">
            <text:p>76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51">
            <text:p>651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15">
            <text:p>61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13">
            <text:p>61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19">
            <text:p>61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20">
            <text:p>62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89">
            <text:p>58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32">
            <text:p>632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922">
            <text:p>1922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157">
            <text:p>115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907">
            <text:p>90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76">
            <text:p>77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31">
            <text:p>731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31">
            <text:p>731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31">
            <text:p>731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43">
            <text:p>743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98">
            <text:p>698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44">
            <text:p>744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2251">
            <text:p>225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365">
            <text:p>136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68">
            <text:p>1068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909">
            <text:p>90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61">
            <text:p>86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60">
            <text:p>86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67">
            <text:p>86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72">
            <text:p>872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19">
            <text:p>81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65">
            <text:p>865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dynamic3.csv&quot;" table:base-cell-address="$'output_gcc_dynamic3.csv'.$A$1"/>
          <table:named-expression table:name="Print_Area" table:expression="of:=#REF!" table:base-cell-address="$'output_gcc_dynamic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dynamic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120">
            <text:p>12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70">
            <text:p>7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5">
            <text:p>55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1">
            <text:p>51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5">
            <text:p>45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6">
            <text:p>46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0">
            <text:p>5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7">
            <text:p>47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98">
            <text:p>98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207">
            <text:p>20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22">
            <text:p>122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7">
            <text:p>9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9">
            <text:p>89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1">
            <text:p>9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2">
            <text:p>82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4">
            <text:p>8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0">
            <text:p>9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3">
            <text:p>83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32">
            <text:p>132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323">
            <text:p>323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92">
            <text:p>19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54">
            <text:p>154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2">
            <text:p>14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4">
            <text:p>144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0">
            <text:p>13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1">
            <text:p>131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6">
            <text:p>136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1">
            <text:p>131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76">
            <text:p>176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474">
            <text:p>47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82">
            <text:p>28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22">
            <text:p>22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6">
            <text:p>206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9">
            <text:p>20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0">
            <text:p>19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3">
            <text:p>19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3">
            <text:p>19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0">
            <text:p>19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39">
            <text:p>239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641">
            <text:p>64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85">
            <text:p>38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05">
            <text:p>30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2">
            <text:p>282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7">
            <text:p>28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9">
            <text:p>259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7">
            <text:p>25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72">
            <text:p>272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4">
            <text:p>25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06">
            <text:p>306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840">
            <text:p>84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507">
            <text:p>50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97">
            <text:p>39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3">
            <text:p>37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2">
            <text:p>372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45">
            <text:p>34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7">
            <text:p>33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41">
            <text:p>341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27">
            <text:p>32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4">
            <text:p>374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1068">
            <text:p>106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642">
            <text:p>64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504">
            <text:p>50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6">
            <text:p>476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4">
            <text:p>47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25">
            <text:p>425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21">
            <text:p>421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32">
            <text:p>43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16">
            <text:p>416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58">
            <text:p>458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1330">
            <text:p>133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801">
            <text:p>801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627">
            <text:p>627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7">
            <text:p>587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6">
            <text:p>58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30">
            <text:p>53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19">
            <text:p>519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18">
            <text:p>518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06">
            <text:p>50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56">
            <text:p>556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605">
            <text:p>1605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969">
            <text:p>96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62">
            <text:p>762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06">
            <text:p>70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06">
            <text:p>70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7">
            <text:p>627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18">
            <text:p>61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6">
            <text:p>62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15">
            <text:p>615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62">
            <text:p>662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922">
            <text:p>192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159">
            <text:p>115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904">
            <text:p>90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42">
            <text:p>84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44">
            <text:p>84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45">
            <text:p>74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41">
            <text:p>741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48">
            <text:p>748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25">
            <text:p>72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76">
            <text:p>776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2249">
            <text:p>224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360">
            <text:p>1360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064">
            <text:p>106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93">
            <text:p>993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94">
            <text:p>99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69">
            <text:p>86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68">
            <text:p>868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71">
            <text:p>87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53">
            <text:p>853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99">
            <text:p>899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dynamic8.csv&quot;" table:base-cell-address="$'output_gcc_dynamic8.csv'.$A$1"/>
          <table:named-expression table:name="Print_Area" table:expression="of:=#REF!" table:base-cell-address="$'output_gcc_dynamic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gcc_dynamic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gcc_dynamic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gcc_dynamic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gcc_dynamic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gcc_dynamic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6:02Z</dc:date>
    <meta:creation-date>2021-04-27T22:06:02Z</meta:creation-date>
    <meta:generator>gnumeric/1.12.49</meta:generator>
  </office:meta>
</office:document-meta>
</file>